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Pytho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a9d18e" style:rotation-align="none"/>
    </style:style>
    <style:style style:name="ce4" style:family="table-cell" style:parent-style-name="Default">
      <style:table-cell-properties fo:background-color="#ffd966" style:rotation-align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LINKEDVIEW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Refresh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Python.UpdateLinks?language=Basic&amp;location=document" xlink:type="simple"/>
              </office:event-listeners>
            </form:button>
          </form:form>
        </office:forms>
        <table:shapes>
          <draw:control draw:z-index="0" draw:name="Control 1" draw:text-style-name="P1" svg:width="28.06mm" svg:height="12.26mm" svg:x="119.66mm" svg:y="4.19mm" draw:control="control1"/>
        </table:shapes>
        <table:table-column table:style-name="co1" table:number-columns-repeated="5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able:cell-range-source table:name="RNG_Matrix;RNG_Matrix_B" xlink:type="simple" xlink:href="../TEST_CAX_PY_out.xlsm" table:filter-name="Calc MS Excel 2007 XML" table:last-column-spanned="5" table:last-row-spanned="15" table:refresh-delay="PT00H01M00S"/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3" office:value-type="float" office:value="0" calcext:value-type="float">
            <table:cell-range-source table:name="RNG_W;RNG_X;RNG_Y;RNG_Z" xlink:type="simple" xlink:href="../TEST_CAX_PY_out.xlsm" table:filter-name="Calc MS Excel 2007 XML" table:last-column-spanned="1" table:last-row-spanned="7" table:refresh-delay="PT00H01M00S"/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float" office:value="1" calcext:value-type="float">
            <table:cell-range-source table:name="RNG_Vector_H_A;RNG_Vector_H_B" xlink:type="simple" xlink:href="../TEST_CAX_PY_out.xlsm" table:filter-name="Calc MS Excel 2007 XML" table:last-column-spanned="5" table:last-row-spanned="3"/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SFr. </number:text>
      <number:number number:decimal-places="0" number:min-decimal-places="0" number:min-integer-digits="1" number:grouping="true"/>
    </number:number-style>
    <number:number-style style:name="N107">
      <number:text>SFr. 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SFr.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SFr. </number:text>
      <number:number number:decimal-places="2" number:min-decimal-places="2" number:min-integer-digits="1" number:grouping="true"/>
    </number:number-style>
    <number:number-style style:name="N109">
      <number:text>SFr. 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SFr.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0T14:23:36.210000000</meta:creation-date>
    <dc:date>2023-09-20T14:45:46.697000000</dc:date>
    <meta:editing-duration>PT12M9S</meta:editing-duration>
    <meta:editing-cycles>4</meta:editing-cycles>
    <meta:generator>LibreOffice/7.2.0.4$Windows_X86_64 LibreOffice_project/9a9c6381e3f7a62afc1329bd359cc48accb6435b</meta:generator>
    <meta:document-statistic meta:table-count="1" meta:cell-count="84" meta:object-count="1"/>
  </office:meta>
</office:document-meta>
</file>

<file path=Basic/Standard/Python.xml><?xml version="1.0" encoding="utf-8"?>
<!DOCTYPE module  PUBLIC '-//OpenOffice.org//DTD OfficeDocument 1.0//EN'  'module.dtd'>
<script:module xmlns:script="http://openoffice.org/2000/script" script:name="Python" script:language="StarBasic" script:moduleType="normal">REM  *****  BASIC  *****

'=========================================================
'=========================================================
sub UpdateLinks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EditLinks", "", 0, Array())
dispatcher.executeDispatch(document, ".uno:UpdateAllLinks", "", 0, Array())


end sub
'=========================================================
'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yth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